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4.E28"/>
    </style:style>
    <style:style style:name="ce5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6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13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15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20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  <style:map style:condition="cell-content()=&quot;A Byte Of Python&quot;" style:apply-style-name="A_20_Byte_20_Of_20_Python" style:base-cell-address="Sheet4.L14"/>
    </style:style>
    <style:style style:name="ce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3c3c3c" style:font-name="Liberation Sans1" fo:font-size="10pt" fo:language="none" fo:country="none" fo:font-weight="bold" style:font-name-asian="Ubuntu1" style:font-size-asian="10pt" style:language-asian="none" style:country-asian="none" style:font-weight-asian="bold" style:font-name-complex="Ubuntu1" style:font-size-complex="10pt" style:language-complex="none" style:country-complex="none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42">
      <style:table-cell-properties fo:border="0.06pt solid #000000"/>
    </style:style>
    <style:style style:name="ce27" style:family="table-cell" style:parent-style-name="Default" style:data-style-name="N42">
      <style:table-cell-properties fo:border="0.06pt solid #000000"/>
      <style:map style:condition="cell-content()=&quot;A Byte Of Python&quot;" style:apply-style-name="A_20_Byte_20_Of_20_Python_5f_2" style:base-cell-address="Sheet2.M136"/>
    </style:style>
    <style:style style:name="ce28" style:family="table-cell" style:parent-style-name="Default" style:data-style-name="N42">
      <style:table-cell-properties fo:background-color="#ff950e" fo:border="0.06pt solid #000000"/>
      <style:map style:condition="cell-content()=&quot;A Byte Of Python&quot;" style:apply-style-name="A_20_Byte_20_Of_20_Python_5f_2" style:base-cell-address="Sheet2.M136"/>
    </style:style>
    <style:style style:name="ce29" style:family="table-cell" style:parent-style-name="Default" style:data-style-name="N42"/>
    <style:style style:name="ce3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_5f_2" style:base-cell-address="Sheet2.M136"/>
    </style:style>
    <style:style style:name="ce32" style:family="table-cell" style:parent-style-name="Default" style:data-style-name="N30">
      <style:table-cell-properties fo:background-color="#ccffff" fo:border="0.06pt solid #000000"/>
      <style:map style:condition="cell-content()=&quot;A Byte Of Python&quot;" style:apply-style-name="A_20_Byte_20_Of_20_Python_5f_2" style:base-cell-address="Sheet2.M136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_5f_2" style:base-cell-address="Sheet2.M136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_5f_2" style:base-cell-address="Sheet2.M136"/>
    </style:style>
    <style:style style:name="ce35" style:family="table-cell" style:parent-style-name="Default"/>
    <style:style style:name="ce36" style:family="table-cell" style:parent-style-name="Default">
      <style:table-cell-properties fo:background-color="#ccffff" fo:border="0.06pt solid #000000"/>
    </style:style>
    <style:style style:name="ce37" style:family="table-cell" style:parent-style-name="Default">
      <style:map style:condition="cell-content()=&quot;A Byte Of Python&quot;" style:apply-style-name="A_20_Byte_20_Of_20_Python_5f_2" style:base-cell-address="Sheet2.M136"/>
    </style:style>
    <style:style style:name="ce3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Data Mining&quot;" style:apply-style-name="Untitled6" style:base-cell-address="Sheet2.K138"/>
    </style:style>
    <style:style style:name="ce3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Data Mining&quot;" style:apply-style-name="Untitled6" style:base-cell-address="Sheet2.K138"/>
    </style:style>
    <style:style style:name="ce40" style:family="table-cell" style:parent-style-name="Default" style:data-style-name="N30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43" style:family="table-cell" style:parent-style-name="Default">
      <style:map style:condition="cell-content()=&quot;Data Mining&quot;" style:apply-style-name="Untitled6" style:base-cell-address="Sheet2.K138"/>
    </style:style>
    <style:style style:name="ce44" style:family="table-cell" style:parent-style-name="Default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45" style:family="table-cell" style:parent-style-name="Default">
      <style:table-cell-properties fo:background-color="#0000cc"/>
    </style:style>
    <style:style style:name="ce46" style:family="table-cell" style:parent-style-name="Default">
      <style:table-cell-properties fo:background-color="#009900"/>
    </style:style>
    <style:style style:name="ce47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base-cell-address="Sheet4.E28">
          <table:error-message table:message-type="stop" table:display="true"/>
        </table:content-validation>
        <table:content-validation table:name="val2" table:condition="of:cell-content-is-in-list([$Sheet3.$A$1:.$A$300])" table:allow-empty-cell="false" table:display-list="sort-ascending" table:base-cell-address="Sheet4.L7">
          <table:error-message table:message-type="stop" table:display="true"/>
        </table:content-validation>
        <table:content-validation table:name="val3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19"/>
        <table:table-column table:style-name="co1" table:default-cell-style-name="Default"/>
        <table:table-row table:style-name="ro1" table:number-rows-repeated="12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3"/>
          <table:table-cell/>
          <table:table-cell table:content-validation-name="val2"/>
          <table:table-cell/>
        </table:table-row>
        <table:table-row table:style-name="ro2">
          <table:table-cell table:number-columns-repeated="4"/>
          <table:table-cell table:style-name="ce2" office:value-type="string" calcext:value-type="string">
            <text:p>Day/Time</text:p>
          </table:table-cell>
          <table:table-cell table:style-name="ce5" office:value-type="string" calcext:value-type="string">
            <text:p>04:30 – 05:30</text:p>
          </table:table-cell>
          <table:table-cell table:style-name="ce5" office:value-type="string" calcext:value-type="string">
            <text:p>05:30 – 06:30</text:p>
          </table:table-cell>
          <table:table-cell table:style-name="ce12" office:value-type="string" calcext:value-type="string">
            <text:p>08:30 – 10:00</text:p>
          </table:table-cell>
          <table:table-cell table:style-name="ce14" office:value-type="string" calcext:value-type="string">
            <text:p>10:00 – 11:00</text:p>
          </table:table-cell>
          <table:table-cell table:style-name="ce14" office:value-type="string" calcext:value-type="string">
            <text:p>11:00 – 12:00</text:p>
          </table:table-cell>
          <table:table-cell/>
          <table:table-cell table:style-name="ce20" table:content-validation-name="val2" office:value-type="string" calcext:value-type="string">
            <text:p>Subject</text:p>
          </table:table-cell>
          <table:table-cell table:style-name="ce24" office:value-type="string" calcext:value-type="string">
            <text:p>Count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Monday</text:p>
          </table:table-cell>
          <table:table-cell table:style-name="ce6" office:value-type="string" calcext:value-type="string">
            <text:p>MIT 6.046J</text:p>
          </table:table-cell>
          <table:table-cell table:style-name="ce11" office:value-type="string" calcext:value-type="string">
            <text:p>MIT 18.01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6" office:value-type="string" calcext:value-type="string">
            <text:p>Data Mining</text:p>
          </table:table-cell>
          <table:table-cell/>
          <table:table-cell table:style-name="ce21" table:content-validation-name="val2" office:value-type="string" calcext:value-type="string">
            <text:p>MIT 6.046J</text:p>
          </table:table-cell>
          <table:table-cell table:style-name="ce25" table:formula="of:=COUNTIF([Sheet2.A2:.AMJ163];&quot;MIT 6.046J&quot;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uesday</text:p>
          </table:table-cell>
          <table:table-cell table:style-name="ce7" office:value-type="string" calcext:value-type="string">
            <text:p>MIT 6.046J</text:p>
          </table:table-cell>
          <table:table-cell table:style-name="ce11" office:value-type="string" calcext:value-type="string">
            <text:p>MIT 18.01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6" office:value-type="string" calcext:value-type="string">
            <text:p>Data Mining</text:p>
          </table:table-cell>
          <table:table-cell/>
          <table:table-cell table:style-name="ce22" table:content-validation-name="val2" office:value-type="string" calcext:value-type="string">
            <text:p>MIT 6.042J</text:p>
          </table:table-cell>
          <table:table-cell table:style-name="ce25" table:formula="of:=COUNTIF([Sheet2.A2:.AMJ163];&quot;MIT 6.042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Wednesday</text:p>
          </table:table-cell>
          <table:table-cell table:style-name="ce7" office:value-type="string" calcext:value-type="string">
            <text:p>MIT 6.046J</text:p>
          </table:table-cell>
          <table:table-cell table:style-name="ce11" office:value-type="string" calcext:value-type="string">
            <text:p>MIT 18.01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6" office:value-type="string" calcext:value-type="string">
            <text:p>Data Mining</text:p>
          </table:table-cell>
          <table:table-cell/>
          <table:table-cell table:style-name="ce22" table:content-validation-name="val2" office:value-type="string" calcext:value-type="string">
            <text:p>MIT 18.01</text:p>
          </table:table-cell>
          <table:table-cell table:style-name="ce2" table:formula="of:=COUNTIF([Sheet2.A2:.AMJ163];&quot;MIT 18.01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hursday</text:p>
          </table:table-cell>
          <table:table-cell table:style-name="ce8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7" office:value-type="string" calcext:value-type="string">
            <text:p>Operating System</text:p>
          </table:table-cell>
          <table:table-cell/>
          <table:table-cell table:style-name="ce23" table:content-validation-name="val2" office:value-type="string" calcext:value-type="string">
            <text:p>A Byte Of Python</text:p>
          </table:table-cell>
          <table:table-cell table:style-name="ce2" table:formula="of:=COUNTIF([Sheet2.A2:Sheet2.AMJ163]:[Sheet2.A163:Sheet2.AMJ163];&quot;A Byte Of Python&quot;)" office:value-type="float" office:value="10" calcext:value-type="float">
            <text:p>1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Friday</text:p>
          </table:table-cell>
          <table:table-cell table:style-name="ce8" office:value-type="string" calcext:value-type="string">
            <text:p>MIT 6.042J</text:p>
          </table:table-cell>
          <table:table-cell table:style-name="ce7" office:value-type="string" calcext:value-type="string">
            <text:p>MIT 6.046J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7" office:value-type="string" calcext:value-type="string">
            <text:p>Operating System'</text:p>
          </table:table-cell>
          <table:table-cell/>
          <table:table-cell table:style-name="ce21" table:content-validation-name="val2" office:value-type="string" calcext:value-type="string">
            <text:p>Operating System</text:p>
          </table:table-cell>
          <table:table-cell table:style-name="ce25" table:formula="of:=COUNTIF([Sheet2.A2:.AMJ163];&quot;Operating System&quot;)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aturday</text:p>
          </table:table-cell>
          <table:table-cell table:style-name="ce8" office:value-type="string" calcext:value-type="string">
            <text:p>MIT 6.042J</text:p>
          </table:table-cell>
          <table:table-cell table:style-name="ce7" office:value-type="string" calcext:value-type="string">
            <text:p>MIT 6.046J</text:p>
          </table:table-cell>
          <table:table-cell table:style-name="ce9"/>
          <table:table-cell table:style-name="ce15" office:value-type="string" calcext:value-type="string">
            <text:p>A Byte Of Python</text:p>
          </table:table-cell>
          <table:table-cell table:style-name="ce17" office:value-type="string" calcext:value-type="string">
            <text:p>Operating System'</text:p>
          </table:table-cell>
          <table:table-cell/>
          <table:table-cell table:style-name="ce22" table:content-validation-name="val2" office:value-type="string" calcext:value-type="string">
            <text:p>Data Mining</text:p>
          </table:table-cell>
          <table:table-cell table:style-name="ce25" table:formula="of:=COUNTIF([Sheet2.A2:.AMJ163];&quot;Data Mining&quot;)" office:value-type="float" office:value="9" calcext:value-type="float">
            <text:p>9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unday</text:p>
          </table:table-cell>
          <table:table-cell table:style-name="ce9" table:number-columns-repeated="3"/>
          <table:table-cell table:style-name="ce15" office:value-type="string" calcext:value-type="string">
            <text:p>A Byte Of Python</text:p>
          </table:table-cell>
          <table:table-cell table:style-name="ce18"/>
          <table:table-cell/>
          <table:table-cell table:style-name="ce22" table:content-validation-name="val2" office:value-type="string" calcext:value-type="string">
            <text:p>MIT 6.00SC</text:p>
          </table:table-cell>
          <table:table-cell table:style-name="ce25" table:formula="of:=COUNTIF([Sheet2.A2:.AMJ163];&quot;MIT 6.00SC&quot;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  <table:table-cell table:content-validation-name="val2"/>
          <table:table-cell/>
        </table:table-row>
        <table:table-row table:style-name="ro3">
          <table:table-cell table:number-columns-repeated="4"/>
          <table:table-cell table:style-name="ce4" table:content-validation-name="val1" office:value-type="string" calcext:value-type="string">
            <text:p>A Byte Of Python</text:p>
          </table:table-cell>
          <table:table-cell table:style-name="ce10" table:formula="of:=COUNTIF([Sheet2.A2:Sheet2.AMJ163];&quot;A Byte Of Python&quot;)" office:value-type="float" office:value="10" calcext:value-type="float">
            <text:p>10</text:p>
          </table:table-cell>
          <table:table-cell table:number-columns-repeated="5"/>
          <table:table-cell table:content-validation-name="val2"/>
          <table:table-cell/>
        </table:table-row>
        <table:table-row table:style-name="ro1" table:number-rows-repeated="1048547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11"/>
          <table:table-cell table:content-validation-name="val2"/>
          <table:table-cell/>
        </table:table-row>
        <calcext:conditional-formats>
          <calcext:conditional-format calcext:target-range-address="Sheet4.L14:Sheet4.L14">
            <calcext:condition calcext:apply-style-name="A Byte Of Python" calcext:value="=&quot;A Byte Of Python&quot;" calcext:base-cell-address="Sheet4.L14"/>
          </calcext:conditional-format>
          <calcext:conditional-format calcext:target-range-address="Sheet4.L14:Sheet4.L14">
            <calcext:condition calcext:apply-style-name="MIT6.00SC" calcext:value="=&quot;MIT 6.00SC&quot;" calcext:base-cell-address="Sheet4.L14"/>
          </calcext:conditional-format>
          <calcext:conditional-format calcext:target-range-address="Sheet4.E28:Sheet4.E28">
            <calcext:condition calcext:apply-style-name="A Byte Of Python" calcext:value="=&quot;A Byte Of Python&quot;" calcext:base-cell-address="Sheet4.E28"/>
          </calcext:conditional-format>
          <calcext:conditional-format calcext:target-range-address="Sheet4.E28:Sheet4.E28">
            <calcext:condition calcext:apply-style-name="MIT6.00SC" calcext:value="=&quot;MIT 6.00SC&quot;" calcext:base-cell-address="Sheet4.E28"/>
          </calcext:conditional-format>
        </calcext:conditional-formats>
      </table:table>
      <table:table table:name="Sheet2" table:style-name="ta1">
        <table:table-column table:style-name="co1" table:default-cell-style-name="ce29"/>
        <table:table-column table:style-name="co1" table:number-columns-repeated="2" table:default-cell-style-name="ce35"/>
        <table:table-column table:style-name="co4" table:default-cell-style-name="ce35"/>
        <table:table-column table:style-name="co1" table:number-columns-repeated="4" table:default-cell-style-name="ce35"/>
        <table:table-column table:style-name="co1" table:default-cell-style-name="Default"/>
        <table:table-column table:style-name="co1" table:default-cell-style-name="ce29"/>
        <table:table-column table:style-name="co1" table:number-columns-repeated="2" table:default-cell-style-name="ce43"/>
        <table:table-column table:style-name="co4" table:default-cell-style-name="ce43"/>
        <table:table-column table:style-name="co1" table:number-columns-repeated="4" table:default-cell-style-name="ce4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26"/>
          <table:table-cell table:style-name="ce30" office:value-type="string" calcext:value-type="string" table:number-columns-spanned="7" table:number-rows-spanned="1">
            <text:p>Schedule</text:p>
          </table:table-cell>
          <table:covered-table-cell table:number-columns-repeated="6" table:style-name="ce36"/>
          <table:table-cell/>
          <table:table-cell table:style-name="ce26"/>
          <table:table-cell table:style-name="ce38" office:value-type="string" calcext:value-type="string" table:number-columns-spanned="7" table:number-rows-spanned="1">
            <text:p>Schedule</text:p>
          </table:table-cell>
          <table:covered-table-cell table:number-columns-repeated="6" table:style-name="ce44"/>
          <table:table-cell table:number-columns-repeated="2"/>
        </table:table-row>
        <table:table-row table:style-name="ro1">
          <table:table-cell table:style-name="ce27"/>
          <table:table-cell table:style-name="ce31" office:value-type="string" calcext:value-type="string">
            <text:p>Monday</text:p>
          </table:table-cell>
          <table:table-cell table:style-name="ce31" office:value-type="string" calcext:value-type="string">
            <text:p>Tuesday</text:p>
          </table:table-cell>
          <table:table-cell table:style-name="ce31" office:value-type="string" calcext:value-type="string">
            <text:p>Wednesday</text:p>
          </table:table-cell>
          <table:table-cell table:style-name="ce31" office:value-type="string" calcext:value-type="string">
            <text:p>Thursday</text:p>
          </table:table-cell>
          <table:table-cell table:style-name="ce31" office:value-type="string" calcext:value-type="string">
            <text:p>Friday</text:p>
          </table:table-cell>
          <table:table-cell table:style-name="ce31" office:value-type="string" calcext:value-type="string">
            <text:p>Saturday</text:p>
          </table:table-cell>
          <table:table-cell table:style-name="ce31" office:value-type="string" calcext:value-type="string">
            <text:p>Sunday</text:p>
          </table:table-cell>
          <table:table-cell table:style-name="ce37"/>
          <table:table-cell table:style-name="ce27"/>
          <table:table-cell table:style-name="ce39" office:value-type="string" calcext:value-type="string">
            <text:p>Monday</text:p>
          </table:table-cell>
          <table:table-cell table:style-name="ce39" office:value-type="string" calcext:value-type="string">
            <text:p>Tuesday</text:p>
          </table:table-cell>
          <table:table-cell table:style-name="ce39" office:value-type="string" calcext:value-type="string">
            <text:p>Wednesday</text:p>
          </table:table-cell>
          <table:table-cell table:style-name="ce39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39" office:value-type="string" calcext:value-type="string">
            <text:p>Saturday</text:p>
          </table:table-cell>
          <table:table-cell table:style-name="ce39"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table:style-name="ce27"/>
          <table:table-cell table:style-name="ce32" table:number-columns-repeated="2"/>
          <table:table-cell table:style-name="ce32" office:value-type="date" office:date-value="2014-10-22" calcext:value-type="date">
            <text:p>22/10/14</text:p>
          </table:table-cell>
          <table:table-cell table:style-name="ce32" office:value-type="date" office:date-value="2014-10-23" calcext:value-type="date">
            <text:p>23/10/14</text:p>
          </table:table-cell>
          <table:table-cell table:style-name="ce32" office:value-type="date" office:date-value="2014-10-24" calcext:value-type="date">
            <text:p>24/10/14</text:p>
          </table:table-cell>
          <table:table-cell table:style-name="ce32" office:value-type="date" office:date-value="2014-10-25" calcext:value-type="date">
            <text:p>25/10/14</text:p>
          </table:table-cell>
          <table:table-cell table:style-name="ce32" office:value-type="date" office:date-value="2014-10-26" calcext:value-type="date">
            <text:p>26/10/14</text:p>
          </table:table-cell>
          <table:table-cell table:style-name="ce37"/>
          <table:table-cell table:style-name="ce27"/>
          <table:table-cell table:style-name="ce40" office:value-type="date" office:date-value="2014-10-27" calcext:value-type="date">
            <text:p>27/10/14</text:p>
          </table:table-cell>
          <table:table-cell table:style-name="ce40" office:value-type="date" office:date-value="2014-10-28" calcext:value-type="date">
            <text:p>28/10/14</text:p>
          </table:table-cell>
          <table:table-cell table:style-name="ce40" office:value-type="date" office:date-value="2014-10-29" calcext:value-type="date">
            <text:p>29/10/14</text:p>
          </table:table-cell>
          <table:table-cell table:style-name="ce40" office:value-type="date" office:date-value="2014-10-30" calcext:value-type="date">
            <text:p>30/10/14</text:p>
          </table:table-cell>
          <table:table-cell table:style-name="ce40" office:value-type="date" office:date-value="2014-10-31" calcext:value-type="date">
            <text:p>31/10/14</text:p>
          </table:table-cell>
          <table:table-cell table:style-name="ce40" office:value-type="date" office:date-value="2014-11-01" calcext:value-type="date">
            <text:p>01/11/14</text:p>
          </table:table-cell>
          <table:table-cell table:style-name="ce40" office:value-type="date" office:date-value="2014-11-02" calcext:value-type="date">
            <text:p>02/11/14</text:p>
          </table:table-cell>
          <table:table-cell table:number-columns-repeated="2"/>
        </table:table-row>
        <table:table-row table:style-name="ro1">
          <table:table-cell table:style-name="ce28" office:value-type="time" office:time-value="PT04H00M00S" calcext:value-type="time">
            <text:p>04:0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4H00M00S" calcext:value-type="time">
            <text:p>04:0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4H25M00S" calcext:value-type="time">
            <text:p>04:2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4H25M00S" calcext:value-type="time">
            <text:p>04:2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4H25M00S" calcext:value-type="time">
            <text:p>04:2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4H25M00S" calcext:value-type="time">
            <text:p>04:2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4H30M00S" calcext:value-type="time">
            <text:p>04:3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4H30M00S" calcext:value-type="time">
            <text:p>04:3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4H30M00S" calcext:value-type="time">
            <text:p>04:3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4H30M00S" calcext:value-type="time">
            <text:p>04:3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MIT 6.046J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4H55M00S" calcext:value-type="time">
            <text:p>04:5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4H55M00S" calcext:value-type="time">
            <text:p>04:5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4H55M00S" calcext:value-type="time">
            <text:p>04:5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4H55M00S" calcext:value-type="time">
            <text:p>04:5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5H00M00S" calcext:value-type="time">
            <text:p>05:0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5H00M00S" calcext:value-type="time">
            <text:p>05:0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5H00M00S" calcext:value-type="time">
            <text:p>05:0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5H00M00S" calcext:value-type="time">
            <text:p>05:0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MIT 6.046J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5H25M00S" calcext:value-type="time">
            <text:p>05:2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5H25M00S" calcext:value-type="time">
            <text:p>05:2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5H25M00S" calcext:value-type="time">
            <text:p>05:2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5H25M00S" calcext:value-type="time">
            <text:p>05:2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5H30M00S" calcext:value-type="time">
            <text:p>05:3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5H30M00S" calcext:value-type="time">
            <text:p>05:3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5H30M00S" calcext:value-type="time">
            <text:p>05:3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5H30M00S" calcext:value-type="time">
            <text:p>05:3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MIT 6.046J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5H55M00S" calcext:value-type="time">
            <text:p>05:5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5H55M00S" calcext:value-type="time">
            <text:p>05:5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5H55M00S" calcext:value-type="time">
            <text:p>05:5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5H55M00S" calcext:value-type="time">
            <text:p>05:5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6H00M00S" calcext:value-type="time">
            <text:p>06:0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6H00M00S" calcext:value-type="time">
            <text:p>06:0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6H00M00S" calcext:value-type="time">
            <text:p>06:0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6H00M00S" calcext:value-type="time">
            <text:p>06:0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6H25M00S" calcext:value-type="time">
            <text:p>06:2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6H25M00S" calcext:value-type="time">
            <text:p>06:2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6H25M00S" calcext:value-type="time">
            <text:p>06:2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6H25M00S" calcext:value-type="time">
            <text:p>06:2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6H30M00S" calcext:value-type="time">
            <text:p>06:3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6H30M00S" calcext:value-type="time">
            <text:p>06:3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6H30M00S" calcext:value-type="time">
            <text:p>06:3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6H30M00S" calcext:value-type="time">
            <text:p>06:3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MIT 6.046J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6H55M00S" calcext:value-type="time">
            <text:p>06:5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6H55M00S" calcext:value-type="time">
            <text:p>06:5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6H55M00S" calcext:value-type="time">
            <text:p>06:5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6H55M00S" calcext:value-type="time">
            <text:p>06:5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7H00M00S" calcext:value-type="time">
            <text:p>07:0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7H00M00S" calcext:value-type="time">
            <text:p>07:0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7H00M00S" calcext:value-type="time">
            <text:p>07:0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7H00M00S" calcext:value-type="time">
            <text:p>07:0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7H25M00S" calcext:value-type="time">
            <text:p>07:2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7H25M00S" calcext:value-type="time">
            <text:p>07:2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7H25M00S" calcext:value-type="time">
            <text:p>07:2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7H25M00S" calcext:value-type="time">
            <text:p>07:2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7H30M00S" calcext:value-type="time">
            <text:p>07:3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7H30M00S" calcext:value-type="time">
            <text:p>07:3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7H30M00S" calcext:value-type="time">
            <text:p>07:3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7H30M00S" calcext:value-type="time">
            <text:p>07:3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7H55M00S" calcext:value-type="time">
            <text:p>07:5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7H55M00S" calcext:value-type="time">
            <text:p>07:5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7H55M00S" calcext:value-type="time">
            <text:p>07:5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7H55M00S" calcext:value-type="time">
            <text:p>07:5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8H00M00S" calcext:value-type="time">
            <text:p>08:0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8H00M00S" calcext:value-type="time">
            <text:p>08:0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8H00M00S" calcext:value-type="time">
            <text:p>08:0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8H00M00S" calcext:value-type="time">
            <text:p>08:0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8H25M00S" calcext:value-type="time">
            <text:p>08:2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8H25M00S" calcext:value-type="time">
            <text:p>08:2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8H25M00S" calcext:value-type="time">
            <text:p>08:2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8H25M00S" calcext:value-type="time">
            <text:p>08:2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8H30M00S" calcext:value-type="time">
            <text:p>08:3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8H30M00S" calcext:value-type="time">
            <text:p>08:3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8H30M00S" calcext:value-type="time">
            <text:p>08:3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8H30M00S" calcext:value-type="time">
            <text:p>08:3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8H55M00S" calcext:value-type="time">
            <text:p>08:5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8H55M00S" calcext:value-type="time">
            <text:p>08:5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8H55M00S" calcext:value-type="time">
            <text:p>08:5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8H55M00S" calcext:value-type="time">
            <text:p>08:5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9H00M00S" calcext:value-type="time">
            <text:p>09:0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9H00M00S" calcext:value-type="time">
            <text:p>09:0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9H00M00S" calcext:value-type="time">
            <text:p>09:0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9H00M00S" calcext:value-type="time">
            <text:p>09:0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9H25M00S" calcext:value-type="time">
            <text:p>09:2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9H25M00S" calcext:value-type="time">
            <text:p>09:2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9H25M00S" calcext:value-type="time">
            <text:p>09:2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9H25M00S" calcext:value-type="time">
            <text:p>09:2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9H30M00S" calcext:value-type="time">
            <text:p>09:3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9H30M00S" calcext:value-type="time">
            <text:p>09:3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9H30M00S" calcext:value-type="time">
            <text:p>09:3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9H30M00S" calcext:value-type="time">
            <text:p>09:3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09H55M00S" calcext:value-type="time">
            <text:p>09:5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09H55M00S" calcext:value-type="time">
            <text:p>09:5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09H55M00S" calcext:value-type="time">
            <text:p>09:5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09H55M00S" calcext:value-type="time">
            <text:p>09:5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0H00M00S" calcext:value-type="time">
            <text:p>10:0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0H00M00S" calcext:value-type="time">
            <text:p>10:0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0H00M00S" calcext:value-type="time">
            <text:p>10:0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0H00M00S" calcext:value-type="time">
            <text:p>10:0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0H25M00S" calcext:value-type="time">
            <text:p>10:2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0H25M00S" calcext:value-type="time">
            <text:p>10:2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0H25M00S" calcext:value-type="time">
            <text:p>10:2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0H25M00S" calcext:value-type="time">
            <text:p>10:2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0H30M00S" calcext:value-type="time">
            <text:p>10:3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0H30M00S" calcext:value-type="time">
            <text:p>10:3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0H30M00S" calcext:value-type="time">
            <text:p>10:3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0H30M00S" calcext:value-type="time">
            <text:p>10:3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0H55M00S" calcext:value-type="time">
            <text:p>10:5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0H55M00S" calcext:value-type="time">
            <text:p>10:5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0H55M00S" calcext:value-type="time">
            <text:p>10:5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0H55M00S" calcext:value-type="time">
            <text:p>10:5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1H00M00S" calcext:value-type="time">
            <text:p>11:0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1H00M00S" calcext:value-type="time">
            <text:p>11:0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1H00M00S" calcext:value-type="time">
            <text:p>11:0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1H00M00S" calcext:value-type="time">
            <text:p>11:0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1H25M00S" calcext:value-type="time">
            <text:p>11:2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1H25M00S" calcext:value-type="time">
            <text:p>11:2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1H25M00S" calcext:value-type="time">
            <text:p>11:2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1H25M00S" calcext:value-type="time">
            <text:p>11:2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1H30M00S" calcext:value-type="time">
            <text:p>11:3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1H30M00S" calcext:value-type="time">
            <text:p>11:3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1H30M00S" calcext:value-type="time">
            <text:p>11:30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1H30M00S" calcext:value-type="time">
            <text:p>11:30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1H55M00S" calcext:value-type="time">
            <text:p>11:55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1H55M00S" calcext:value-type="time">
            <text:p>11:55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1H55M00S" calcext:value-type="time">
            <text:p>11:55 A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1H55M00S" calcext:value-type="time">
            <text:p>11:55 A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2H00M00S" calcext:value-type="time">
            <text:p>12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2H00M00S" calcext:value-type="time">
            <text:p>12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2H00M00S" calcext:value-type="time">
            <text:p>12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2H00M00S" calcext:value-type="time">
            <text:p>12:0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2H25M00S" calcext:value-type="time">
            <text:p>12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2H25M00S" calcext:value-type="time">
            <text:p>12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2H25M00S" calcext:value-type="time">
            <text:p>12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2H25M00S" calcext:value-type="time">
            <text:p>12:2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2H30M00S" calcext:value-type="time">
            <text:p>12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2H30M00S" calcext:value-type="time">
            <text:p>12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2H30M00S" calcext:value-type="time">
            <text:p>12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2H30M00S" calcext:value-type="time">
            <text:p>12:3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2H55M00S" calcext:value-type="time">
            <text:p>12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2H55M00S" calcext:value-type="time">
            <text:p>12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2H55M00S" calcext:value-type="time">
            <text:p>12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2H55M00S" calcext:value-type="time">
            <text:p>12:5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3H00M00S" calcext:value-type="time">
            <text:p>01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3H00M00S" calcext:value-type="time">
            <text:p>01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3H00M00S" calcext:value-type="time">
            <text:p>01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3H00M00S" calcext:value-type="time">
            <text:p>01:0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3H25M00S" calcext:value-type="time">
            <text:p>01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3H25M00S" calcext:value-type="time">
            <text:p>01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3H25M00S" calcext:value-type="time">
            <text:p>01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3H25M00S" calcext:value-type="time">
            <text:p>01:2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3H30M00S" calcext:value-type="time">
            <text:p>01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3H30M00S" calcext:value-type="time">
            <text:p>01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3H30M00S" calcext:value-type="time">
            <text:p>01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3H30M00S" calcext:value-type="time">
            <text:p>01:3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3H55M00S" calcext:value-type="time">
            <text:p>01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3H55M00S" calcext:value-type="time">
            <text:p>01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3H55M00S" calcext:value-type="time">
            <text:p>01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3H55M00S" calcext:value-type="time">
            <text:p>01:5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4H00M00S" calcext:value-type="time">
            <text:p>02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4H00M00S" calcext:value-type="time">
            <text:p>02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4H00M00S" calcext:value-type="time">
            <text:p>02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4H00M00S" calcext:value-type="time">
            <text:p>02:0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4H25M00S" calcext:value-type="time">
            <text:p>02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4H25M00S" calcext:value-type="time">
            <text:p>02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4H25M00S" calcext:value-type="time">
            <text:p>02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4H25M00S" calcext:value-type="time">
            <text:p>02:2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4H30M00S" calcext:value-type="time">
            <text:p>02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4H30M00S" calcext:value-type="time">
            <text:p>02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4H30M00S" calcext:value-type="time">
            <text:p>02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4H30M00S" calcext:value-type="time">
            <text:p>02:3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4H55M00S" calcext:value-type="time">
            <text:p>02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4H55M00S" calcext:value-type="time">
            <text:p>02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4H55M00S" calcext:value-type="time">
            <text:p>02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4H55M00S" calcext:value-type="time">
            <text:p>02:5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5H00M00S" calcext:value-type="time">
            <text:p>03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5H00M00S" calcext:value-type="time">
            <text:p>03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5H00M00S" calcext:value-type="time">
            <text:p>03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5H00M00S" calcext:value-type="time">
            <text:p>03:0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5H25M00S" calcext:value-type="time">
            <text:p>03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5H25M00S" calcext:value-type="time">
            <text:p>03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5H25M00S" calcext:value-type="time">
            <text:p>03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5H25M00S" calcext:value-type="time">
            <text:p>03:2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5H30M00S" calcext:value-type="time">
            <text:p>03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5H30M00S" calcext:value-type="time">
            <text:p>03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5H30M00S" calcext:value-type="time">
            <text:p>03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5H30M00S" calcext:value-type="time">
            <text:p>03:3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5H55M00S" calcext:value-type="time">
            <text:p>03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5H55M00S" calcext:value-type="time">
            <text:p>03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office:value-type="time" office:time-value="PT15H55M00S" calcext:value-type="time">
            <text:p>03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office:value-type="time" office:time-value="PT15H55M00S" calcext:value-type="time">
            <text:p>03:5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office:value-type="time" office:time-value="PT16H00M00S" calcext:value-type="time">
            <text:p>04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office:value-type="time" office:time-value="PT16H00M00S" calcext:value-type="time">
            <text:p>04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4]+0.5" office:value-type="time" office:time-value="PT16H00M00S" calcext:value-type="time">
            <text:p>04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4]+0.5" office:value-type="time" office:time-value="PT16H00M00S" calcext:value-type="time">
            <text:p>04:0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5]+0.5" office:value-type="time" office:time-value="PT16H25M00S" calcext:value-type="time">
            <text:p>04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5]+0.5" office:value-type="time" office:time-value="PT16H25M00S" calcext:value-type="time">
            <text:p>04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6]+0.5" office:value-type="time" office:time-value="PT16H25M00S" calcext:value-type="time">
            <text:p>04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6]+0.5" office:value-type="time" office:time-value="PT16H25M00S" calcext:value-type="time">
            <text:p>04:2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7]+0.5" office:value-type="time" office:time-value="PT16H30M00S" calcext:value-type="time">
            <text:p>04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7]+0.5" office:value-type="time" office:time-value="PT16H30M00S" calcext:value-type="time">
            <text:p>04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8]+0.5" office:value-type="time" office:time-value="PT16H30M00S" calcext:value-type="time">
            <text:p>04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8]+0.5" office:value-type="time" office:time-value="PT16H30M00S" calcext:value-type="time">
            <text:p>04:3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9]+0.5" office:value-type="time" office:time-value="PT16H55M00S" calcext:value-type="time">
            <text:p>04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9]+0.5" office:value-type="time" office:time-value="PT16H55M00S" calcext:value-type="time">
            <text:p>04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10]+0.5" office:value-type="time" office:time-value="PT16H55M00S" calcext:value-type="time">
            <text:p>04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10]+0.5" office:value-type="time" office:time-value="PT16H55M00S" calcext:value-type="time">
            <text:p>04:5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11]+0.5" office:value-type="time" office:time-value="PT17H00M00S" calcext:value-type="time">
            <text:p>05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11]+0.5" office:value-type="time" office:time-value="PT17H00M00S" calcext:value-type="time">
            <text:p>05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12]+0.5" office:value-type="time" office:time-value="PT17H00M00S" calcext:value-type="time">
            <text:p>05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12]+0.5" office:value-type="time" office:time-value="PT17H00M00S" calcext:value-type="time">
            <text:p>05:0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13]+0.5" office:value-type="time" office:time-value="PT17H25M00S" calcext:value-type="time">
            <text:p>05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13]+0.5" office:value-type="time" office:time-value="PT17H25M00S" calcext:value-type="time">
            <text:p>05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14]+0.5" office:value-type="time" office:time-value="PT17H25M00S" calcext:value-type="time">
            <text:p>05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14]+0.5" office:value-type="time" office:time-value="PT17H25M00S" calcext:value-type="time">
            <text:p>05:2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15]+0.5" office:value-type="time" office:time-value="PT17H30M00S" calcext:value-type="time">
            <text:p>05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15]+0.5" office:value-type="time" office:time-value="PT17H30M00S" calcext:value-type="time">
            <text:p>05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16]+0.5" office:value-type="time" office:time-value="PT17H30M00S" calcext:value-type="time">
            <text:p>05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16]+0.5" office:value-type="time" office:time-value="PT17H30M00S" calcext:value-type="time">
            <text:p>05:3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17]+0.5" office:value-type="time" office:time-value="PT17H55M00S" calcext:value-type="time">
            <text:p>05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17]+0.5" office:value-type="time" office:time-value="PT17H55M00S" calcext:value-type="time">
            <text:p>05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18]+0.5" office:value-type="time" office:time-value="PT17H55M00S" calcext:value-type="time">
            <text:p>05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18]+0.5" office:value-type="time" office:time-value="PT17H55M00S" calcext:value-type="time">
            <text:p>05:5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19]+0.5" office:value-type="time" office:time-value="PT18H00M00S" calcext:value-type="time">
            <text:p>06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19]+0.5" office:value-type="time" office:time-value="PT18H00M00S" calcext:value-type="time">
            <text:p>06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20]+0.5" office:value-type="time" office:time-value="PT18H00M00S" calcext:value-type="time">
            <text:p>06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20]+0.5" office:value-type="time" office:time-value="PT18H00M00S" calcext:value-type="time">
            <text:p>06:0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21]+0.5" office:value-type="time" office:time-value="PT18H25M00S" calcext:value-type="time">
            <text:p>06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21]+0.5" office:value-type="time" office:time-value="PT18H25M00S" calcext:value-type="time">
            <text:p>06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22]+0.5" office:value-type="time" office:time-value="PT18H25M00S" calcext:value-type="time">
            <text:p>06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22]+0.5" office:value-type="time" office:time-value="PT18H25M00S" calcext:value-type="time">
            <text:p>06:2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23]+0.5" office:value-type="time" office:time-value="PT18H30M00S" calcext:value-type="time">
            <text:p>06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23]+0.5" office:value-type="time" office:time-value="PT18H30M00S" calcext:value-type="time">
            <text:p>06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24]+0.5" office:value-type="time" office:time-value="PT18H30M00S" calcext:value-type="time">
            <text:p>06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24]+0.5" office:value-type="time" office:time-value="PT18H30M00S" calcext:value-type="time">
            <text:p>06:3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25]+0.5" office:value-type="time" office:time-value="PT18H55M00S" calcext:value-type="time">
            <text:p>06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25]+0.5" office:value-type="time" office:time-value="PT18H55M00S" calcext:value-type="time">
            <text:p>06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26]+0.5" office:value-type="time" office:time-value="PT18H55M00S" calcext:value-type="time">
            <text:p>06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26]+0.5" office:value-type="time" office:time-value="PT18H55M00S" calcext:value-type="time">
            <text:p>06:5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27]+0.5" office:value-type="time" office:time-value="PT19H00M00S" calcext:value-type="time">
            <text:p>07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27]+0.5" office:value-type="time" office:time-value="PT19H00M00S" calcext:value-type="time">
            <text:p>07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28]+0.5" office:value-type="time" office:time-value="PT19H00M00S" calcext:value-type="time">
            <text:p>07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28]+0.5" office:value-type="time" office:time-value="PT19H00M00S" calcext:value-type="time">
            <text:p>07:0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29]+0.5" office:value-type="time" office:time-value="PT19H25M00S" calcext:value-type="time">
            <text:p>07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29]+0.5" office:value-type="time" office:time-value="PT19H25M00S" calcext:value-type="time">
            <text:p>07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30]+0.5" office:value-type="time" office:time-value="PT19H25M00S" calcext:value-type="time">
            <text:p>07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30]+0.5" office:value-type="time" office:time-value="PT19H25M00S" calcext:value-type="time">
            <text:p>07:2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31]+0.5" office:value-type="time" office:time-value="PT19H30M00S" calcext:value-type="time">
            <text:p>07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31]+0.5" office:value-type="time" office:time-value="PT19H30M00S" calcext:value-type="time">
            <text:p>07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32]+0.5" office:value-type="time" office:time-value="PT19H30M00S" calcext:value-type="time">
            <text:p>07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32]+0.5" office:value-type="time" office:time-value="PT19H30M00S" calcext:value-type="time">
            <text:p>07:3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33]+0.5" office:value-type="time" office:time-value="PT19H55M00S" calcext:value-type="time">
            <text:p>07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33]+0.5" office:value-type="time" office:time-value="PT19H55M00S" calcext:value-type="time">
            <text:p>07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34]+0.5" office:value-type="time" office:time-value="PT19H55M00S" calcext:value-type="time">
            <text:p>07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34]+0.5" office:value-type="time" office:time-value="PT19H55M00S" calcext:value-type="time">
            <text:p>07:5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35]+0.5" office:value-type="time" office:time-value="PT20H00M00S" calcext:value-type="time">
            <text:p>08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35]+0.5" office:value-type="time" office:time-value="PT20H00M00S" calcext:value-type="time">
            <text:p>08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36]+0.5" office:value-type="time" office:time-value="PT20H00M00S" calcext:value-type="time">
            <text:p>08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36]+0.5" office:value-type="time" office:time-value="PT20H00M00S" calcext:value-type="time">
            <text:p>08:0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37]+0.5" office:value-type="time" office:time-value="PT20H25M00S" calcext:value-type="time">
            <text:p>08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37]+0.5" office:value-type="time" office:time-value="PT20H25M00S" calcext:value-type="time">
            <text:p>08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38]+0.5" office:value-type="time" office:time-value="PT20H25M00S" calcext:value-type="time">
            <text:p>08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38]+0.5" office:value-type="time" office:time-value="PT20H25M00S" calcext:value-type="time">
            <text:p>08:2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39]+0.5" office:value-type="time" office:time-value="PT20H30M00S" calcext:value-type="time">
            <text:p>08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39]+0.5" office:value-type="time" office:time-value="PT20H30M00S" calcext:value-type="time">
            <text:p>08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40]+0.5" office:value-type="time" office:time-value="PT20H30M00S" calcext:value-type="time">
            <text:p>08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40]+0.5" office:value-type="time" office:time-value="PT20H30M00S" calcext:value-type="time">
            <text:p>08:3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41]+0.5" office:value-type="time" office:time-value="PT20H55M00S" calcext:value-type="time">
            <text:p>08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41]+0.5" office:value-type="time" office:time-value="PT20H55M00S" calcext:value-type="time">
            <text:p>08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42]+0.5" office:value-type="time" office:time-value="PT20H55M00S" calcext:value-type="time">
            <text:p>08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42]+0.5" office:value-type="time" office:time-value="PT20H55M00S" calcext:value-type="time">
            <text:p>08:5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43]+0.5" office:value-type="time" office:time-value="PT21H00M00S" calcext:value-type="time">
            <text:p>09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43]+0.5" office:value-type="time" office:time-value="PT21H00M00S" calcext:value-type="time">
            <text:p>09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44]+0.5" office:value-type="time" office:time-value="PT21H00M00S" calcext:value-type="time">
            <text:p>09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44]+0.5" office:value-type="time" office:time-value="PT21H00M00S" calcext:value-type="time">
            <text:p>09:00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45]+0.5" office:value-type="time" office:time-value="PT21H25M00S" calcext:value-type="time">
            <text:p>09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45]+0.5" office:value-type="time" office:time-value="PT21H25M00S" calcext:value-type="time">
            <text:p>09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46]+0.5" office:value-type="time" office:time-value="PT21H25M00S" calcext:value-type="time">
            <text:p>09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46]+0.5" office:value-type="time" office:time-value="PT21H25M00S" calcext:value-type="time">
            <text:p>09:25 PM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47]+0.5" office:value-type="time" office:time-value="PT21H30M00S" calcext:value-type="time">
            <text:p>09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47]+0.5" office:value-type="time" office:time-value="PT21H30M00S" calcext:value-type="time">
            <text:p>09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48]+0.5" office:value-type="time" office:time-value="PT21H30M00S" calcext:value-type="time">
            <text:p>09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48]+0.5" office:value-type="time" office:time-value="PT21H30M00S" calcext:value-type="time">
            <text:p>09:30 PM</text:p>
          </table:table-cell>
          <table:table-cell table:style-name="ce4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1" table:content-validation-name="val3" office:value-type="string" calcext:value-type="string" table:number-columns-spanned="1" table:number-rows-spanned="2">
            <text:p>Data Mining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49]+0.5" office:value-type="time" office:time-value="PT21H55M00S" calcext:value-type="time">
            <text:p>09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49]+0.5" office:value-type="time" office:time-value="PT21H55M00S" calcext:value-type="time">
            <text:p>09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50]+0.5" office:value-type="time" office:time-value="PT21H55M00S" calcext:value-type="time">
            <text:p>09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50]+0.5" office:value-type="time" office:time-value="PT21H55M00S" calcext:value-type="time">
            <text:p>09:55 PM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51]+0.5" office:value-type="time" office:time-value="PT22H00M00S" calcext:value-type="time">
            <text:p>10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51]+0.5" office:value-type="time" office:time-value="PT22H00M00S" calcext:value-type="time">
            <text:p>10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52]+0.5" office:value-type="time" office:time-value="PT22H00M00S" calcext:value-type="time">
            <text:p>10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37"/>
          <table:table-cell table:style-name="ce28" table:formula="of:=[.J52]+0.5" office:value-type="time" office:time-value="PT22H00M00S" calcext:value-type="time">
            <text:p>10:00 PM</text:p>
          </table:table-cell>
          <table:table-cell table:style-name="ce4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1" table:content-validation-name="val3" office:value-type="string" calcext:value-type="string" table:number-columns-spanned="1" table:number-rows-spanned="2">
            <text:p>Data Mining</text:p>
          </table:table-cell>
          <table:table-cell table:style-name="ce41" table:content-validation-name="val3" office:value-type="string" calcext:value-type="string" table:number-columns-spanned="1" table:number-rows-spanned="2">
            <text:p>Data Mining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53]+0.5" office:value-type="time" office:time-value="PT22H25M00S" calcext:value-type="time">
            <text:p>10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53]+0.5" office:value-type="time" office:time-value="PT22H25M00S" calcext:value-type="time">
            <text:p>10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54]+0.5" office:value-type="time" office:time-value="PT22H25M00S" calcext:value-type="time">
            <text:p>10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office:value-type="string" calcext:value-type="string" table:number-columns-spanned="1" table:number-rows-spanned="2">
            <text:p>Pbreak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office:value-type="string" calcext:value-type="string" table:number-columns-spanned="1" table:number-rows-spanned="2">
            <text:p>Pbreak</text:p>
          </table:table-cell>
          <table:table-cell table:style-name="ce37"/>
          <table:table-cell table:style-name="ce28" table:formula="of:=[.J54]+0.5" office:value-type="time" office:time-value="PT22H25M00S" calcext:value-type="time">
            <text:p>10:25 PM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55]+0.5" office:value-type="time" office:time-value="PT22H30M00S" calcext:value-type="time">
            <text:p>10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55]+0.5" office:value-type="time" office:time-value="PT22H30M00S" calcext:value-type="time">
            <text:p>10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56]+0.5" office:value-type="time" office:time-value="PT22H30M00S" calcext:value-type="time">
            <text:p>10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37"/>
          <table:table-cell table:style-name="ce28" table:formula="of:=[.J56]+0.5" office:value-type="time" office:time-value="PT22H30M00S" calcext:value-type="time">
            <text:p>10:30 PM</text:p>
          </table:table-cell>
          <table:table-cell table:style-name="ce41" table:content-validation-name="val3" office:value-type="string" calcext:value-type="string" table:number-columns-spanned="1" table:number-rows-spanned="2">
            <text:p>Data Mining</text:p>
          </table:table-cell>
          <table:table-cell table:style-name="ce41" table:content-validation-name="val3" office:value-type="string" calcext:value-type="string" table:number-columns-spanned="1" table:number-rows-spanned="2">
            <text:p>Data Mining</text:p>
          </table:table-cell>
          <table:table-cell table:style-name="ce41" table:content-validation-name="val3" office:value-type="string" calcext:value-type="string" table:number-columns-spanned="1" table:number-rows-spanned="2">
            <text:p>Data Mining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57]+0.5" office:value-type="time" office:time-value="PT22H55M00S" calcext:value-type="time">
            <text:p>10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57]+0.5" office:value-type="time" office:time-value="PT22H55M00S" calcext:value-type="time">
            <text:p>10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58]+0.5" office:value-type="time" office:time-value="PT22H55M00S" calcext:value-type="time">
            <text:p>10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office:value-type="string" calcext:value-type="string" table:number-columns-spanned="1" table:number-rows-spanned="2">
            <text:p>Pbreak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office:value-type="string" calcext:value-type="string" table:number-columns-spanned="1" table:number-rows-spanned="2">
            <text:p>Pbreak</text:p>
          </table:table-cell>
          <table:table-cell table:style-name="ce37"/>
          <table:table-cell table:style-name="ce28" table:formula="of:=[.J58]+0.5" office:value-type="time" office:time-value="PT22H55M00S" calcext:value-type="time">
            <text:p>10:55 PM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59]+0.5" office:value-type="time" office:time-value="PT23H00M00S" calcext:value-type="time">
            <text:p>11:0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59]+0.5" office:value-type="time" office:time-value="PT23H00M00S" calcext:value-type="time">
            <text:p>11:0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60]+0.5" office:value-type="time" office:time-value="PT23H00M00S" calcext:value-type="time">
            <text:p>11:0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office:value-type="string" calcext:value-type="string" table:number-columns-spanned="1" table:number-rows-spanned="2">
            <text:p>Operating Syste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60]+0.5" office:value-type="time" office:time-value="PT23H00M00S" calcext:value-type="time">
            <text:p>11:00 PM</text:p>
          </table:table-cell>
          <table:table-cell table:style-name="ce41" table:content-validation-name="val3" office:value-type="string" calcext:value-type="string" table:number-columns-spanned="1" table:number-rows-spanned="2">
            <text:p>Data Mining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Data Mining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61]+0.5" office:value-type="time" office:time-value="PT23H25M00S" calcext:value-type="time">
            <text:p>11:2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61]+0.5" office:value-type="time" office:time-value="PT23H25M00S" calcext:value-type="time">
            <text:p>11:2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62]+0.5" office:value-type="time" office:time-value="PT23H25M00S" calcext:value-type="time">
            <text:p>11:2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office:value-type="string" calcext:value-type="string" table:number-columns-spanned="1" table:number-rows-spanned="2">
            <text:p>Pbreak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62]+0.5" office:value-type="time" office:time-value="PT23H25M00S" calcext:value-type="time">
            <text:p>11:25 PM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63]+0.5" office:value-type="time" office:time-value="PT23H30M00S" calcext:value-type="time">
            <text:p>11:30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63]+0.5" office:value-type="time" office:time-value="PT23H30M00S" calcext:value-type="time">
            <text:p>11:30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64]+0.5" office:value-type="time" office:time-value="PT23H30M00S" calcext:value-type="time">
            <text:p>11:30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64]+0.5" office:value-type="time" office:time-value="PT23H30M00S" calcext:value-type="time">
            <text:p>11:30 PM</text:p>
          </table:table-cell>
          <table:table-cell table:style-name="ce41" table:content-validation-name="val3" office:value-type="string" calcext:value-type="string" table:number-columns-spanned="1" table:number-rows-spanned="2">
            <text:p>Data Mining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65]+0.5" office:value-type="time" office:time-value="PT23H55M00S" calcext:value-type="time">
            <text:p>11:55 P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65]+0.5" office:value-type="time" office:time-value="PT23H55M00S" calcext:value-type="time">
            <text:p>11:55 P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>
          <table:table-cell table:style-name="ce28" table:formula="of:=[.A66]+0.5" office:value-type="time" office:time-value="PT23H55M00S" calcext:value-type="time">
            <text:p>11:55 PM</text:p>
          </table:table-cell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3" table:content-validation-name="val3" table:number-columns-spanned="1" table:number-rows-spanned="2"/>
          <table:table-cell table:style-name="ce37"/>
          <table:table-cell table:style-name="ce28" table:formula="of:=[.J66]+0.5" office:value-type="time" office:time-value="PT23H55M00S" calcext:value-type="time">
            <text:p>11:55 PM</text:p>
          </table:table-cell>
          <table:table-cell table:style-name="ce41" table:content-validation-name="val3" office:value-type="string" calcext:value-type="string" table:number-columns-spanned="1" table:number-rows-spanned="2">
            <text:p>Pbreak</text:p>
          </table:table-cell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style-name="ce41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8" table:formula="of:=[.A67]+0.5" office:value-type="time" office:time-value="PT24H00M00S" calcext:value-type="time">
            <text:p>12:00 AM</text:p>
          </table:table-cell>
          <table:covered-table-cell table:number-columns-repeated="7" table:style-name="ce34" table:content-validation-name="val3"/>
          <table:table-cell table:style-name="ce37"/>
          <table:table-cell table:style-name="ce28" table:formula="of:=[.J67]+0.5" office:value-type="time" office:time-value="PT24H00M00S" calcext:value-type="time">
            <text:p>12:00 AM</text:p>
          </table:table-cell>
          <table:covered-table-cell table:number-columns-repeated="7" table:style-name="ce42" table:content-validation-name="val3"/>
          <table:table-cell table:number-columns-repeated="2"/>
        </table:table-row>
        <table:table-row table:style-name="ro1" table:number-rows-repeated="1048412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2.K1:Sheet2.Q1048576">
            <calcext:condition calcext:apply-style-name="Untitled6" calcext:value="=&quot;Data Mining&quot;" calcext:base-cell-address="Sheet2.K138"/>
          </calcext:conditional-format>
          <calcext:conditional-format calcext:target-range-address="Sheet2.A2:Sheet2.Q163">
            <calcext:condition calcext:apply-style-name="A Byte Of Python_2" calcext:value="=&quot;A Byte Of Python&quot;" calcext:base-cell-address="Sheet2.M136"/>
          </calcext:conditional-format>
          <calcext:conditional-format calcext:target-range-address="Sheet2.A2:Sheet2.Q163">
            <calcext:condition calcext:apply-style-name="Pbreak" calcext:value="=&quot;Pbreak&quot;" calcext:base-cell-address="Sheet2.M138"/>
          </calcext:conditional-format>
          <calcext:conditional-format calcext:target-range-address="Sheet2.A2:Sheet2.Q163">
            <calcext:condition calcext:apply-style-name="OperatingSystem" calcext:value="=&quot;Operating System&quot;" calcext:base-cell-address="Sheet2.F156"/>
          </calcext:conditional-format>
          <calcext:conditional-format calcext:target-range-address="Sheet2.A2:Sheet2.Q163">
            <calcext:condition calcext:apply-style-name="MIT6.046J" calcext:value="=&quot;MIT 6.046J&quot;" calcext:base-cell-address="Sheet2.M8"/>
          </calcext:conditional-format>
        </calcext:conditional-formats>
      </table:table>
      <table:table table:name="Sheet3" table:style-name="ta1">
        <table:table-column table:style-name="co1" table:default-cell-style-name="ce45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46" office:value-type="string" calcext:value-type="string">
            <text:p>MIT 6.046J</text:p>
          </table:table-cell>
        </table:table-row>
        <table:table-row table:style-name="ro1">
          <table:table-cell table:style-name="ce47" office:value-type="string" calcext:value-type="string">
            <text:p>Pbreak</text:p>
          </table:table-cell>
        </table:table-row>
        <table:table-row table:style-name="ro1">
          <table:table-cell table:style-name="ce8" office:value-type="string" calcext:value-type="string">
            <text:p>MIT 6.042J</text:p>
          </table:table-cell>
        </table:table-row>
        <table:table-row table:style-name="ro1">
          <table:table-cell table:style-name="ce11" office:value-type="string" calcext:value-type="string">
            <text:p>MIT 18.01</text:p>
          </table:table-cell>
        </table:table-row>
        <table:table-row table:style-name="ro2">
          <table:table-cell table:style-name="ce15" office:value-type="string" calcext:value-type="string">
            <text:p>A Byte Of Python</text:p>
          </table:table-cell>
        </table:table-row>
        <table:table-row table:style-name="ro1">
          <table:table-cell table:style-name="ce16" office:value-type="string" calcext:value-type="string">
            <text:p>Data Mining</text:p>
          </table:table-cell>
        </table:table-row>
        <table:table-row table:style-name="ro2">
          <table:table-cell table:style-name="ce17" office:value-type="string" calcext:value-type="string">
            <text:p>Operating System</text:p>
          </table:table-cell>
        </table:table-row>
        <table:table-row table:style-name="ro1">
          <table:table-cell table:style-name="Default" office:value-type="string" calcext:value-type="string">
            <text:p>Su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  <style:style style:name="MIT6.00SC" style:family="table-cell" style:parent-style-name="Default">
      <style:table-cell-properties fo:background-color="#000099"/>
    </style:style>
    <style:style style:name="Untitled6" style:family="table-cell" style:parent-style-name="Default">
      <style:table-cell-properties fo:background-color="#ff3300"/>
    </style:style>
    <style:style style:name="A_20_Byte_20_Of_20_Python_5f_2" style:display-name="A Byte Of Python_2" style:family="table-cell" style:parent-style-name="Default">
      <style:table-cell-properties fo:background-color="#0000cc"/>
    </style:style>
    <style:style style:name="Pbreak" style:family="table-cell" style:parent-style-name="Default">
      <style:table-cell-properties fo:background-color="#b2b2b2"/>
    </style:style>
    <style:style style:name="OperatingSystem" style:family="table-cell" style:parent-style-name="A_20_Byte_20_Of_20_Python_5f_2">
      <style:table-cell-properties fo:background-color="#990066"/>
    </style:style>
    <style:style style:name="MIT6.046J" style:family="table-cell" style:parent-style-name="Default">
      <style:table-cell-properties fo:background-color="#6600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22:52:51.274092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9T23:03:58.390985166</dc:date>
    <meta:editing-duration>PT12H59M21S</meta:editing-duration>
    <meta:editing-cycles>104</meta:editing-cycles>
    <meta:generator>LibreOffice/4.3.2.2$Linux_X86_64 LibreOffice_project/430m0$Build-2</meta:generator>
    <meta:document-statistic meta:table-count="3" meta:cell-count="467" meta:object-count="0"/>
  </office:meta>
</office:document-meta>
</file>